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1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5cm" fo:margin-left="-0.37cm" table:align="left" style:writing-mode="lr-tb"/>
    </style:style>
    <style:style style:name="Tabela1.A" style:family="table-column">
      <style:table-column-properties style:column-width="1.071cm"/>
    </style:style>
    <style:style style:name="Tabela1.B" style:family="table-column">
      <style:table-column-properties style:column-width="7.304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4.3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Text_20_body">
      <style:paragraph-properties fo:margin-top="0cm" fo:margin-bottom="0cm" fo:orphans="2" fo:widows="2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 fo:text-align="center" style:justify-single-word="false"/>
      <style:text-properties fo:color="#000000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Text_20_body">
      <style:paragraph-properties fo:line-height="15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9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10" style:family="paragraph" style:parent-style-name="Standard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0pt" style:font-size-asian="10pt" style:font-name-complex="Calibri" style:font-size-complex="10pt"/>
    </style:style>
    <style:style style:name="P12" style:family="paragraph" style:parent-style-name="Standard">
      <style:paragraph-properties fo:margin-left="3.417cm" fo:margin-right="0cm" fo:margin-top="0cm" fo:margin-bottom="0.123cm" fo:line-height="105%" fo:text-indent="-0.018cm" style:auto-text-indent="false"/>
      <style:text-properties fo:font-size="10pt" fo:font-weight="bold" style:font-size-asian="10pt" style:font-weight-asian="bold" style:font-size-complex="10pt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fo:color="#000000" style:font-name="Neo Sans Pro" fo:font-size="10pt" fo:font-weight="bold" style:font-size-asian="10pt" style:font-weight-asian="bold" style:font-name-complex="Neo Sans Pro"/>
    </style:style>
    <style:style style:name="P14" style:family="paragraph" style:parent-style-name="Text_20_body" style:list-style-name="WW8Num1"/>
    <style:style style:name="P15" style:family="paragraph" style:parent-style-name="Text_20_body" style:list-style-name="WW8Num1">
      <style:text-properties fo:color="#000000" fo:font-size="10pt" style:font-size-asian="10pt" style:font-name-complex="Neo Sans Pro" style:font-size-complex="10pt"/>
    </style:style>
    <style:style style:name="P16" style:family="paragraph" style:parent-style-name="Text_20_body" style:list-style-name="WW8Num1">
      <style:text-properties fo:color="#000000" fo:font-size="10pt" style:font-size-asian="10pt" style:font-name-complex="Times New Roman" style:font-size-complex="10pt"/>
    </style:style>
    <style:style style:name="P17" style:family="paragraph" style:parent-style-name="Text_20_body" style:list-style-name="WW8Num1">
      <style:paragraph-properties style:line-height-at-least="0.176cm"/>
      <style:text-properties fo:color="#000000" fo:font-size="10pt" style:font-size-asian="10pt" style:font-name-complex="Times New Roman" style:font-size-complex="10pt"/>
    </style:style>
    <style:style style:name="P18" style:family="paragraph" style:parent-style-name="Text_20_body" style:list-style-name="WW8Num1">
      <style:paragraph-properties fo:text-align="justify" style:justify-single-word="false"/>
      <style:text-properties fo:color="#000000" fo:font-size="10pt" style:font-size-asian="10pt" style:font-weight-complex="bold"/>
    </style:style>
    <style:style style:name="P19" style:family="paragraph" style:parent-style-name="Text_20_body" style:list-style-name="WW8Num1">
      <style:text-properties fo:color="#000000" fo:font-size="10pt" style:font-size-asian="10pt" style:font-weight-complex="bold"/>
    </style:style>
    <style:style style:name="P20" style:family="paragraph" style:parent-style-name="Text_20_body" style:list-style-name="WW8Num1">
      <style:text-properties fo:color="#000000" fo:font-size="10pt" fo:font-weight="bold" style:font-size-asian="10pt" style:font-weight-asian="bold" style:font-weight-complex="bold"/>
    </style:style>
    <style:style style:name="P21" style:family="paragraph" style:parent-style-name="Text_20_body" style:list-style-name="WW8Num1">
      <style:text-properties fo:color="#000000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color="#000000" style:font-name="Neo Sans Pro" fo:font-size="10pt" fo:font-weight="bold" style:font-size-asian="10pt" style:font-weight-asian="bold" style:font-name-complex="Neo Sans Pro"/>
    </style:style>
    <style:style style:name="P23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/>
    </style:style>
    <style:style style:name="P24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Text_20_body" style:list-style-name="WW8Num1">
      <style:paragraph-properties fo:margin-top="0cm" fo:margin-bottom="0cm" style:line-height-at-least="0.176cm"/>
    </style:style>
    <style:style style:name="P26" style:family="paragraph" style:parent-style-name="Text_20_body" style:list-style-name="WW8Num1">
      <style:paragraph-properties fo:margin-top="0cm" fo:margin-bottom="0cm" style:line-height-at-least="0.176cm"/>
      <style:text-properties fo:color="#000000" fo:font-size="10pt" style:font-size-asian="10pt" style:font-name-complex="Times New Roman" style:font-size-complex="10pt"/>
    </style:style>
    <style:style style:name="P27" style:family="paragraph" style:parent-style-name="Text_20_body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fo:font-size="10pt" style:font-size-asian="10pt" style:font-name-complex="Times New Roman" style:font-size-complex="10pt"/>
    </style:style>
    <style:style style:name="P28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fo:font-size="10pt" style:font-size-asian="10pt" style:font-name-complex="Times New Roman" style:font-size-complex="10pt"/>
    </style:style>
    <style:style style:name="P29" style:family="paragraph" style:parent-style-name="Text_20_body" style:master-page-name="Konwertuj_20_1">
      <style:paragraph-properties fo:line-height="150%" fo:text-align="center" style:justify-single-word="false" style:page-number="auto"/>
      <style:text-properties style:font-name="Calibri" fo:font-size="10pt" style:font-size-asian="10pt" style:font-name-complex="Calibri" style:font-size-complex="10pt"/>
    </style:style>
    <style:style style:name="P30" style:family="paragraph" style:parent-style-name="Standard" style:list-style-name="WW8Num1"/>
    <style:style style:name="P31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32" style:family="paragraph" style:parent-style-name="Standard" style:list-style-name="WW8Num1">
      <style:paragraph-properties fo:margin-top="0cm" fo:margin-bottom="0.123cm" fo:line-height="105%"/>
    </style:style>
    <style:style style:name="P33" style:family="paragraph" style:parent-style-name="Standard">
      <style:paragraph-properties fo:margin-left="3.417cm" fo:margin-right="0cm" fo:margin-top="0cm" fo:margin-bottom="0.123cm" fo:line-height="105%" fo:text-indent="-0.018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.123cm" fo:line-height="105%" fo:text-align="center" style:justify-single-word="false" fo:text-indent="0cm" style:auto-text-indent="false">
        <style:tab-stops>
          <style:tab-stop style:position="0.824cm"/>
        </style:tab-stops>
      </style:paragraph-properties>
      <style:text-properties fo:color="#000000" style:font-name="Calibri" fo:font-size="10pt" fo:font-weight="bold" style:font-size-asian="10pt" style:font-weight-asian="bold" style:font-name-complex="Times New Roman" style:font-size-complex="10pt"/>
    </style:style>
    <style:style style:name="P35" style:family="paragraph" style:parent-style-name="List" style:list-style-name="WW8Num1">
      <style:paragraph-properties fo:margin-top="0cm" fo:margin-bottom="0cm" fo:text-align="justify" style:justify-single-word="false"/>
      <style:text-properties fo:font-size="10pt" fo:font-weight="bold" style:font-size-asian="10pt" style:font-weight-asian="bold" style:font-size-complex="10pt"/>
    </style:style>
    <style:style style:name="P36" style:family="paragraph" style:parent-style-name="List" style:list-style-name="WW8Num1">
      <style:paragraph-properties fo:margin-top="0cm" fo:margin-bottom="0cm" fo:text-align="justify" style:justify-single-word="false"/>
      <style:text-properties fo:font-size="10pt" style:font-size-asian="10pt" style:font-name-complex="Times New Roman" style:font-size-complex="10pt"/>
    </style:style>
    <style:style style:name="P37" style:family="paragraph" style:parent-style-name="List" style:list-style-name="WW8Num1">
      <style:paragraph-properties fo:margin-top="0cm" fo:margin-bottom="0cm" fo:text-align="justify" style:justify-single-word="false"/>
    </style:style>
    <style:style style:name="P38" style:family="paragraph" style:parent-style-name="Normal_20__28_Web_29_">
      <style:paragraph-properties>
        <style:tab-stops>
          <style:tab-stop style:position="4.251cm"/>
        </style:tab-stops>
      </style:paragraph-properties>
      <style:text-properties fo:color="#333333" style:font-name="PT Serif" fo:font-size="10pt" style:font-size-asian="10pt" style:font-name-complex="PT Serif" style:font-size-complex="10pt"/>
    </style:style>
    <style:style style:name="P39" style:family="paragraph" style:parent-style-name="Normal_20__28_Web_29_">
      <style:paragraph-properties>
        <style:tab-stops>
          <style:tab-stop style:position="4.251cm"/>
        </style:tab-stops>
      </style:paragraph-properties>
    </style:style>
    <style:style style:name="T1" style:family="text">
      <style:text-properties fo:font-weight="bold" style:font-weight-asian="bold" style:font-name-complex="Times New Roman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name-complex="Times New Roman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style:font-size-asian="10pt" style:font-name-complex="Times New Roman" style:font-size-complex="10pt"/>
    </style:style>
    <style:style style:name="T6" style:family="text">
      <style:text-properties fo:color="#000000" fo:font-size="10pt" style:font-size-asian="10pt" style:font-name-complex="Times New Roman" style:font-size-complex="10pt" style:font-weight-complex="bold"/>
    </style:style>
    <style:style style:name="T7" style:family="text">
      <style:text-properties fo:color="#000000" fo:font-size="10pt" style:font-size-asian="10pt" style:font-name-complex="Neo Sans Pro"/>
    </style:style>
    <style:style style:name="T8" style:family="text">
      <style:text-properties fo:color="#000000" fo:font-size="10pt" style:font-size-asian="10pt" style:font-weight-complex="bold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0pt" style:font-size-asian="10pt" style:font-size-complex="10pt" style:font-weight-complex="bold"/>
    </style:style>
    <style:style style:name="T11" style:family="text">
      <style:text-properties fo:color="#000000" fo:font-size="10pt" style:text-underline-style="none" style:font-size-asian="10pt"/>
    </style:style>
    <style:style style:name="T12" style:family="text">
      <style:text-properties fo:color="#000000" fo:font-size="10pt" style:text-underline-style="none" style:font-size-asian="10pt" style:font-size-complex="10pt"/>
    </style:style>
    <style:style style:name="T13" style:family="text">
      <style:text-properties fo:color="#000000" fo:font-size="10pt" style:text-underline-style="none" fo:font-weight="bold" style:font-size-asian="10pt" style:font-weight-asian="bold"/>
    </style:style>
    <style:style style:name="T14" style:family="text">
      <style:text-properties fo:color="#000000" fo:font-size="10pt" style:text-underline-style="none" fo:font-weight="bold" style:font-size-asian="10pt" style:font-weight-asian="bold" style:font-name-complex="Times New Roman" style:font-size-complex="10pt"/>
    </style:style>
    <style:style style:name="T15" style:family="text">
      <style:text-properties fo:color="#000000" fo:font-size="10pt" style:text-underline-style="none" fo:font-weight="bold" style:font-name-asian="Times New Roman" style:font-size-asian="10pt" style:font-weight-asian="bold" style:font-weight-complex="bold"/>
    </style:style>
    <style:style style:name="T16" style:family="text">
      <style:text-properties fo:color="#000000" fo:font-size="10pt" style:text-underline-style="none" fo:font-weight="normal" style:font-name-asian="Times New Roman" style:font-size-asian="10pt" style:font-weight-asian="normal" style:font-weight-complex="normal"/>
    </style:style>
    <style:style style:name="T17" style:family="text">
      <style:text-properties fo:color="#000000" fo:font-size="10pt" style:text-underline-style="none" fo:font-weight="normal" style:font-size-asian="10pt" style:font-weight-asian="normal" style:font-weight-complex="normal"/>
    </style:style>
    <style:style style:name="T18" style:family="text">
      <style:text-properties fo:color="#000000" fo:font-size="10pt" fo:font-weight="bold" style:font-size-asian="10pt" style:font-weight-asian="bold"/>
    </style:style>
    <style:style style:name="T19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T20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T21" style:family="text">
      <style:text-properties fo:color="#000000" fo:font-size="10pt" fo:font-weight="bold" style:font-size-asian="10pt" style:font-weight-asian="bold" style:font-name-complex="Neo Sans Pro" style:font-weight-complex="bold"/>
    </style:style>
    <style:style style:name="T22" style:family="text">
      <style:text-properties fo:color="#000000" fo:font-size="10pt" fo:font-weight="bold" style:font-size-asian="10pt" style:font-weight-asian="bold" style:font-weight-complex="bold"/>
    </style:style>
    <style:style style:name="T2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T25" style:family="text">
      <style:text-properties fo:color="#000000" fo:font-size="10pt" fo:background-color="#ffffff" style:font-size-asian="10pt" style:font-name-complex="Times New Roman" style:font-size-complex="10pt" style:font-weight-complex="bold"/>
    </style:style>
    <style:style style:name="T26" style:family="text">
      <style:text-properties fo:color="#000000" fo:font-size="10pt" fo:font-weight="normal" style:font-size-asian="10pt" style:font-weight-asian="normal" style:font-name-complex="Times New Roman" style:font-size-complex="10pt" style:font-weight-complex="normal"/>
    </style:style>
    <style:style style:name="T27" style:family="text">
      <style:text-properties fo:color="#000000" fo:font-size="10pt" fo:font-weight="normal" style:font-size-asian="10pt" style:font-weight-asian="normal" style:font-weight-complex="normal"/>
    </style:style>
    <style:style style:name="T2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T30" style:family="text">
      <style:text-properties fo:color="#000000" fo:font-size="10pt" style:font-name-asian="Times New Roman" style:font-size-asian="10pt"/>
    </style:style>
    <style:style style:name="T31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color="#000000" style:font-name-complex="Times New Roman"/>
    </style:style>
    <style:style style:name="T33" style:family="text">
      <style:text-properties fo:color="#000000" fo:font-size="11pt" fo:font-weight="bold" style:font-size-asian="11pt" style:font-weight-asian="bold" style:font-name-complex="Neo Sans Pro1" style:font-size-complex="11pt" style:font-weight-complex="bold"/>
    </style:style>
    <style:style style:name="T34" style:family="text">
      <style:text-properties fo:color="#000000" fo:font-size="11pt" fo:font-weight="bold" style:font-size-asian="11pt" style:font-weight-asian="bold" style:font-name-complex="sans-serif" style:font-size-complex="11pt" style:font-weight-complex="bold"/>
    </style:style>
    <style:style style:name="T35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36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 style:font-size-complex="10pt"/>
    </style:style>
    <style:style style:name="T37" style:family="text">
      <style:text-properties fo:color="#000000" style:text-underline-style="none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style:font-size-asian="10pt" style:font-name-complex="Times New Roman" style:font-size-complex="10pt"/>
    </style:style>
    <style:style style:name="T40" style:family="text">
      <style:text-properties fo:font-size="10pt" style:font-size-asian="10pt" style:font-name-complex="Times New Roman" style:font-size-complex="10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font-weight="bold" style:font-size-asian="10pt" style:font-weight-asian="bold"/>
    </style:style>
    <style:style style:name="T43" style:family="text">
      <style:text-properties fo:font-size="10pt" fo:font-weight="bold" style:font-size-asian="10pt" style:font-weight-asian="bold" style:font-size-complex="10pt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size="10pt" fo:background-color="#ffffff" style:font-size-asian="10pt" style:font-name-complex="Times New Roman" style:font-size-complex="10pt" style:font-weight-complex="bold"/>
    </style:style>
    <style:style style:name="T46" style:family="text">
      <style:text-properties fo:font-size="10pt" fo:font-weight="normal" style:font-size-asian="10pt" style:font-weight-asian="normal" style:font-weight-complex="normal"/>
    </style:style>
    <style:style style:name="T47" style:family="text">
      <style:text-properties fo:font-size="10pt" style:text-underline-style="none" fo:font-weight="bold" style:font-size-asian="10pt" style:font-weight-asian="bold"/>
    </style:style>
    <style:style style:name="T48" style:family="text">
      <style:text-properties fo:color="#333333" style:font-name="PT Serif" fo:font-size="10pt" fo:font-weight="normal" style:font-size-asian="10pt" style:font-weight-asian="normal" style:font-name-complex="PT Serif" style:font-size-complex="10pt" style:font-weight-complex="normal"/>
    </style:style>
    <style:style style:name="T49" style:family="text">
      <style:text-properties fo:font-size="11pt" style:font-size-asian="11pt" style:font-name-complex="Neo Sans Pro1" style:font-size-complex="11pt" style:font-weight-complex="bold"/>
    </style:style>
    <style:style style:name="T50" style:family="text">
      <style:text-properties fo:font-size="11pt" style:font-size-asian="11pt" style:font-name-complex="sans-serif" style:font-size-complex="11pt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docs-internal-guid-1e2c7e5d-d1c0-8375-c6"/>REGULAMIN<text:bookmark-end text:name="docs-internal-guid-1e2c7e5d-d1c0-8375-c6"/></text:p>
      <text:p text:style-name="P22">OTWARTYCH <text:s text:c="2"/>INDYWIDUALNYCH <text:s text:c="3"/>MISTRZOSTW <text:s text:c="3"/>RADOMIA <text:s text:c="3"/>SZKÓŁ <text:s/>PONADPODSTAWOWYCH <text:s text:c="3"/>W <text:s text:c="2"/>SZACHACH <text:s text:c="2"/>2022 r.</text:p>
      <text:p text:style-name="P23">IM. <text:s/>TADEUSZA <text:s text:c="2"/>ZIELIŃSKIEGO <text:s text:c="2"/>ps. <text:s/>„IGŁA”</text:p>
      <text:p text:style-name="P39"><text:span text:style-name="T23">Słowo o</text:span><text:span text:style-name="T10"> </text:span><text:span text:style-name="T23">Tadeuszu Zielińskim</text:span><text:span text:style-name="T9"> ps. „Igła” (ur. </text:span><text:a xlink:type="simple" xlink:href="http://pl.wikipedia.org/wiki/27_września" text:style-name="Internet_20_link" text:visited-style-name="Visited_20_Internet_20_Link"><text:span text:style-name="Internet_20_link"><text:span text:style-name="T12">27 września</text:span></text:span></text:a><text:span text:style-name="T9"> </text:span><text:a xlink:type="simple" xlink:href="http://pl.wikipedia.org/wiki/1927" text:style-name="Internet_20_link" text:visited-style-name="Visited_20_Internet_20_Link"><text:span text:style-name="Internet_20_link"><text:span text:style-name="T12">1927</text:span></text:span></text:a><text:span text:style-name="T9"> w Gaju, gm. Skaryszew, zm. </text:span><text:a xlink:type="simple" xlink:href="http://pl.wikipedia.org/wiki/24_czerwca" text:style-name="Internet_20_link" text:visited-style-name="Visited_20_Internet_20_Link"><text:span text:style-name="Internet_20_link"><text:span text:style-name="T12">24 czerwca</text:span></text:span></text:a><text:span text:style-name="T9"> </text:span><text:a xlink:type="simple" xlink:href="http://pl.wikipedia.org/wiki/1948" text:style-name="Internet_20_link" text:visited-style-name="Visited_20_Internet_20_Link"><text:span text:style-name="Internet_20_link"><text:span text:style-name="T12">1948</text:span></text:span></text:a><text:span text:style-name="T9">) – żołnierz </text:span><text:a xlink:type="simple" xlink:href="http://pl.wikipedia.org/wiki/Armia_Krajowa" text:style-name="Internet_20_link" text:visited-style-name="Visited_20_Internet_20_Link"><text:span text:style-name="Internet_20_link"><text:span text:style-name="T12">AK</text:span></text:span></text:a><text:span text:style-name="T9"> i </text:span><text:a xlink:type="simple" xlink:href="http://pl.wikipedia.org/wiki/Wolność_i_Niezawisłość" text:style-name="Internet_20_link" text:visited-style-name="Visited_20_Internet_20_Link"><text:span text:style-name="Internet_20_link"><text:span text:style-name="T12">WiN</text:span></text:span></text:a><text:span text:style-name="T9">-u, dowódca oddziału </text:span><text:a xlink:type="simple" xlink:href="http://pl.wikipedia.org/wiki/Żołnierze_wyklęci" text:style-name="Internet_20_link" text:visited-style-name="Visited_20_Internet_20_Link"><text:span text:style-name="Internet_20_link"><text:span text:style-name="T12">polskiego podziemia antykomunistycznego</text:span></text:span></text:a><text:span text:style-name="T9"> działającego w Radomskiem i Kieleckiem.W konspiracji od </text:span><text:a xlink:type="simple" xlink:href="http://pl.wikipedia.org/wiki/1943" text:style-name="Internet_20_link" text:visited-style-name="Visited_20_Internet_20_Link"><text:span text:style-name="Internet_20_link"><text:span text:style-name="T12">1943</text:span></text:span></text:a><text:span text:style-name="T9">. Po wejściu Armii Czerwonej na ziemie polskie nie złożył broni. Uczestnik rozbicia więzienia w Kielcach w nocy z 4 na 5 sierpnia </text:span><text:a xlink:type="simple" xlink:href="http://pl.wikipedia.org/wiki/1945" text:style-name="Internet_20_link" text:visited-style-name="Visited_20_Internet_20_Link"><text:span text:style-name="Internet_20_link"><text:span text:style-name="T12">1945</text:span></text:span></text:a><text:span text:style-name="T9"> (zgrupowanie liczące ok. 200 żołnierzy AK, dowodzone przez kpt. Antoniego Hedę „Szarego”, opanowało miasto i rozbiło więzienie, uwalniając kilkaset osób). Od </text:span><text:a xlink:type="simple" xlink:href="http://pl.wikipedia.org/wiki/1946" text:style-name="Internet_20_link" text:visited-style-name="Visited_20_Internet_20_Link"><text:span text:style-name="Internet_20_link"><text:span text:style-name="T12">1946</text:span></text:span></text:a><text:span text:style-name="T9"> dowódca oddziału </text:span><text:a xlink:type="simple" xlink:href="http://pl.wikipedia.org/wiki/Wolność_i_Niezawisłość" text:style-name="Internet_20_link" text:visited-style-name="Visited_20_Internet_20_Link"><text:span text:style-name="Internet_20_link"><text:span text:style-name="T12">WiN</text:span></text:span></text:a><text:span text:style-name="T9">, operującego na terenie ziemi radomskiej i Kielecczyzny. Oddział „Igły” wchodzący w skład zgrupowania dowodzonego przez Franciszka Jerzego Jaskulskiego „Zagona”, „Zagończyka”, przeprowadził szereg operacji bojowych. Kilkakrotnie stoczył duże bitwy z oddziałami </text:span><text:a xlink:type="simple" xlink:href="http://pl.wikipedia.org/wiki/NKWD" text:style-name="Internet_20_link" text:visited-style-name="Visited_20_Internet_20_Link"><text:span text:style-name="Internet_20_link"><text:span text:style-name="T12">NKWD</text:span></text:span></text:a><text:span text:style-name="T9">, </text:span><text:a xlink:type="simple" xlink:href="http://pl.wikipedia.org/wiki/Ministerstwo_Bezpieczeństwa_Publicznego" text:style-name="Internet_20_link" text:visited-style-name="Visited_20_Internet_20_Link"><text:span text:style-name="Internet_20_link"><text:span text:style-name="T12">UB</text:span></text:span></text:a><text:span text:style-name="T9"> i </text:span><text:a xlink:type="simple" xlink:href="http://pl.wikipedia.org/wiki/Korpus_Bezpieczeństwa_Wewnętrznego" text:style-name="Internet_20_link" text:visited-style-name="Visited_20_Internet_20_Link"><text:span text:style-name="Internet_20_link"><text:span text:style-name="T12">KBW</text:span></text:span></text:a><text:span text:style-name="T9">, m.in. w czerwcu 1946 – wraz z kilkoma innymi oddziałami – pod wsią </text:span><text:a xlink:type="simple" xlink:href="http://pl.wikipedia.org/w/index.php?title=Błotne_Górne&amp;action=edit&amp;redlink=1" text:style-name="Internet_20_link" text:visited-style-name="Visited_20_Internet_20_Link"><text:span text:style-name="Internet_20_link"><text:span text:style-name="T12">Błotne Górne</text:span></text:span></text:a><text:span text:style-name="T9">, w bitwie tej zginęło ponad 20 żołnierzy Armii Czerwonej. </text:span><text:a xlink:type="simple" xlink:href="http://pl.wikipedia.org/wiki/18_lipca" text:style-name="Internet_20_link" text:visited-style-name="Visited_20_Internet_20_Link"><text:span text:style-name="Internet_20_link"><text:span text:style-name="T12">18 lipca</text:span></text:span></text:a><text:span text:style-name="T9"> 1946 pod Skaryszewem oddział „Igły” rozbił grupę żołnierzy wojsk Bezpieczeństwa Wewnętrznego, ochraniającą ppłk. </text:span><text:a xlink:type="simple" xlink:href="http://pl.wikipedia.org/wiki/Alfred_Wnukowski" text:style-name="Internet_20_link" text:visited-style-name="Visited_20_Internet_20_Link"><text:span text:style-name="Internet_20_link"><text:span text:style-name="T12">Alfreda Wnukowskiego</text:span></text:span></text:a><text:span text:style-name="T9">, oficera Armii Czerwonej, dowódcę rzeszowskiego </text:span><text:a xlink:type="simple" xlink:href="http://pl.wikipedia.org/wiki/Pułk" text:style-name="Internet_20_link" text:visited-style-name="Visited_20_Internet_20_Link"><text:span text:style-name="Internet_20_link"><text:span text:style-name="T12">pułku</text:span></text:span></text:a><text:span text:style-name="T9"> </text:span><text:a xlink:type="simple" xlink:href="http://pl.wikipedia.org/wiki/Korpus_Bezpieczeństwa_Wewnętrznego" text:style-name="Internet_20_link" text:visited-style-name="Visited_20_Internet_20_Link"><text:span text:style-name="Internet_20_link"><text:span text:style-name="T12">KBW</text:span></text:span></text:a><text:span text:style-name="T9">. Część grupy na czele z ppłk. Wnukowskim, została wzięta do niewoli, reszta uciekła. Oddział „Igły” przeprowadził także szereg akcji likwidacyjnych. Ostatnią bitwę stoczył </text:span><text:a xlink:type="simple" xlink:href="http://pl.wikipedia.org/wiki/14_czerwca" text:style-name="Internet_20_link" text:visited-style-name="Visited_20_Internet_20_Link"><text:span text:style-name="Internet_20_link"><text:span text:style-name="T12">14 czerwca</text:span></text:span></text:a><text:span text:style-name="T9"> 1948 pod wsią </text:span><text:a xlink:type="simple" xlink:href="http://pl.wikipedia.org/w/index.php?title=Dzierzkówek&amp;action=edit&amp;redlink=1" text:style-name="Internet_20_link" text:visited-style-name="Visited_20_Internet_20_Link"><text:span text:style-name="Internet_20_link"><text:span text:style-name="T12">Dzierzkówek</text:span></text:span></text:a><text:span text:style-name="T9">. Pomimo wielkiej przewagi liczebnej po stronie UB i KBW, „Igła” zdołał przebić się z okrążenia. W walce zginęli: Feliks Dębiec „Wilk”, zastępca „Igły”, Marian Frąk „Kudejar” i Józef Budzyński „Żandarm”. Po tej klęsce postanowił uciec na teren </text:span><text:a xlink:type="simple" xlink:href="http://pl.wikipedia.org/wiki/Województwo_łódzkie" text:style-name="Internet_20_link" text:visited-style-name="Visited_20_Internet_20_Link"><text:span text:style-name="Internet_20_link"><text:span text:style-name="T12">województwa łódzkiego</text:span></text:span></text:a><text:span text:style-name="T9">. 24 czerwca 1948 „Igła” został ranny w wyniku zamachu dokonanego przez żołnierza z jego oddziału (agenta UB). Tadeusz Zieliński, nie chcąc się dostać do niewoli, popełnił </text:span><text:a xlink:type="simple" xlink:href="http://pl.wikipedia.org/wiki/Samobójstwo" text:style-name="Internet_20_link" text:visited-style-name="Visited_20_Internet_20_Link"><text:span text:style-name="Internet_20_link"><text:span text:style-name="T12">samobójstwo</text:span></text:span></text:a><text:span text:style-name="T9"> rozrywając się </text:span><text:a xlink:type="simple" xlink:href="http://pl.wikipedia.org/wiki/Granat_(broń)" text:style-name="Internet_20_link" text:visited-style-name="Visited_20_Internet_20_Link"><text:span text:style-name="Internet_20_link"><text:span text:style-name="T12">granatem</text:span></text:span></text:a><text:span text:style-name="T9">.</text:span></text:p>
      <text:p text:style-name="P39"><text:span text:style-name="T23">O żadnej innej zbrojnej grupie podziemia, funkcjonującej w latach 1947-1948 na tamtejszym terenie, nie mówiono w kręgach władzy komunistycznej z taką obawą i respektem jak o oddziale „Igły”. Swoisty hołd oddał mu płk UB Stanisław Wałach, który w swoich wspomnieniach z okresu „utrwalania władzy ludowej” nazwał ppor. „Igłę” </text:span><text:span text:style-name="T31">nieugiętą bestią</text:span><text:span text:style-name="T23">.</text:span></text:p>
      <text:p text:style-name="P38"><text:span text:style-name="T2">W okresie III RP ustanowiono pomniki upamiętniające Tadeusza Zielińskiego oraz żołnierzom WiN w </text:span><text:a xlink:type="simple" xlink:href="http://pl.wikipedia.org/wiki/Radom" text:style-name="Internet_20_link" text:visited-style-name="Visited_20_Internet_20_Link"><text:span text:style-name="Internet_20_link"><text:span text:style-name="T37">Radomiu</text:span></text:span></text:a><text:span text:style-name="T2"> (2001), w miejscowości </text:span><text:a xlink:type="simple" xlink:href="http://pl.wikipedia.org/wiki/Dzierzkówek_Stary" text:style-name="Internet_20_link" text:visited-style-name="Visited_20_Internet_20_Link"><text:span text:style-name="Internet_20_link"><text:span text:style-name="T37">Dzierzkówek Stary</text:span></text:span></text:a><text:span text:style-name="T2">. <text:s text:c="53"/></text:span></text:p>
      <text:p text:style-name="P2"><text:span text:style-name="Internet_20_link"><text:span text:style-name="T14"/></text:span></text:p>
      <text:list xml:id="list7487678073412770105" text:style-name="WW8Num1">
        <text:list-header>
          <text:p text:style-name="P24">1. <text:span text:style-name="T3">Cel: </text:span><text:span text:style-name="T32">Celem mistrzostw <text:s/>jest: <text:s text:c="124"/>- -szerzenie postaw patriotycznych wśród dzieci i młodzieży</text:span></text:p>
          <text:p text:style-name="P25"><text:span text:style-name="T5">-wyłonienie Indywidualnego Mistrza Radomia Szkół Ponadpodstawowych</text:span><text:span text:style-name="T19"> </text:span><text:span text:style-name="T5">w 2022 r.</text:span></text:p>
          <text:p text:style-name="P26"><text:s text:c="7"/>- popularyzowanie szachów wśród dzieci i młodzieży <text:s/>szkół podstawowych</text:p>
          <text:p text:style-name="P26"><text:s text:c="8"/>-integracja i sportowa rywalizacja pomiędzy dziećmi.</text:p>
          <text:list>
            <text:list-item>
              <text:list>
                <text:list-header>
                  <text:p text:style-name="P15">-popularyzowanie wśród dzieci przemilczanej wiedzy historycznej.</text:p>
                  <text:p text:style-name="P16">-oddanie hołdu „Żołnierzom Niezłomnym”.</text:p>
                </text:list-header>
              </text:list>
            </text:list-item>
          </text:list>
        </text:list-header>
        <text:list-item>
          <text:p text:style-name="P25"><text:span text:style-name="T19">Organizatorzy: </text:span><text:span text:style-name="T26">Akademia Szachowa Marka Niedźwieckiego, </text:span><text:span text:style-name="T5">Uczniowski Klub Sportowy „Roszada”, Kapituła Kultury Szachowej.</text:span></text:p>
          <text:p text:style-name="P14"><text:span text:style-name="T18">3. Partner: </text:span><text:span text:style-name="T27">Partnerem jest Publiczna Szkoła Podstawowa Nr 6 z Oddziałami Integracyjnymi im. Orła Białego w <text:s/>Radomiu, <text:s/>ul. Rapackiego 24. </text:span></text:p>
          <text:p text:style-name="P14"><text:span text:style-name="T18">4.Termin: </text:span><text:span text:style-name="T4">Mistrzostwa</text:span><text:span text:style-name="T18"> </text:span><text:span text:style-name="T4">zostaną rozegrane 23.05.2022 r.</text:span></text:p>
          <text:p text:style-name="P14"><text:span text:style-name="T21">5. <text:s/>Program</text:span><text:span text:style-name="T7">: </text:span><text:span text:style-name="T38"><text:s/></text:span><text:span text:style-name="T46">23.05.2022 r. (poniedziałek) </text:span><text:span text:style-name="T8"><text:s/>15:30÷ 15:35– weryfikacja zgłoszeń;</text:span></text:p>
          <text:p text:style-name="P18">15:35÷ 15:40– odprawa techniczna;</text:p>
          <text:p text:style-name="P19">15:40 ÷ 15:45 – uroczyste otwarcie turnieju;</text:p>
          <text:p text:style-name="P20">15:45 ÷ 16:00 – <text:s/><text:span text:style-name="T51">rozwiązywanie 12 zadań szachowych o tematyce mat w jednym posunięciu </text:span>.</text:p>
          <text:p text:style-name="P21">Ogłoszenie wyników <text:s/>nastąpi po godzinie 16:00.</text:p>
          <text:p text:style-name="P30"><text:span text:style-name="T43">6.</text:span><text:span text:style-name="T41"> </text:span><text:span text:style-name="T43">Miejsce</text:span><text:span text:style-name="T41">: </text:span><text:span text:style-name="T28">Publiczna Szkoła Podstawowa Nr 6 z </text:span><text:span text:style-name="T27">Oddziałami Integracyjnymi </text:span><text:span text:style-name="T28">im. Orła Białego w <text:s/>Radomiu, ul. Rapackiego 24. </text:span></text:p>
          <text:p text:style-name="P14"><text:span text:style-name="T18">7.Zgłoszenia: </text:span><text:span text:style-name="T4">U</text:span><text:span text:style-name="T30">dział w zawodach mogą wziąć wszyscy uczniowie. <text:s/></text:span></text:p>
          <text:p text:style-name="P14"><text:soft-page-break/><text:span text:style-name="Internet_20_link"><text:span text:style-name="T18">Zgłoszenia należy dokonać w terminie do 20.05.br. <text:s text:c="2"/>Po upływie tego terminu zgłoszenie nie zostanie przyjęte. </text:span></text:span><text:span text:style-name="Internet_20_link"><text:span text:style-name="T11">W zgłoszeniu należy podać nazwę szkoły, imię i nazwisko reprezentantów wraz z dokładną datą urodzenia, posiadaną kategorię szachową. Powyższe informacje należy przesłać <text:s/>na adres mailowy:</text:span></text:span><text:a xlink:type="simple" xlink:href="mailto:uks.roszada@gmail.com" text:style-name="Internet_20_link" text:visited-style-name="Visited_20_Internet_20_Link"><text:span text:style-name="Internet_20_link"><text:span text:style-name="T42">uks.roszada@gmail.com</text:span></text:span></text:a><text:span text:style-name="Internet_20_link"><text:span text:style-name="T47"> <text:s text:c="17"/></text:span></text:span><text:span text:style-name="Internet_20_link"><text:span text:style-name="T13">tel. 502-147-317. </text:span></text:span><text:span text:style-name="Internet_20_link"><text:span text:style-name="T17">Ilość miejsc jest ograniczona.</text:span></text:span></text:p>
          <text:p text:style-name="P14"><text:span text:style-name="T22">8. <text:s/>Opłata startowa: </text:span><text:span text:style-name="Internet_20_link"><text:span text:style-name="T16">Udział w zawodach jest bezpłatny.</text:span></text:span></text:p>
          <text:p text:style-name="P14"><text:span text:style-name="Internet_20_link"><text:span text:style-name="T16">9. </text:span></text:span><text:span text:style-name="Internet_20_link"><text:span text:style-name="T15">System rozgrywek:</text:span></text:span><text:span text:style-name="Internet_20_link"><text:span text:style-name="T16"> konkurs będzie polegał <text:s/>na rozwiązaniu <text:s/>12 zadań szachowych o tematyce mat w jednym posunięciu . O kolejności decyduje ilość zdobytych punktów. W przypadku ich równości decyduje krótszy czas rozwiązania.</text:span></text:span></text:p>
          <text:p text:style-name="P25"><text:span text:style-name="T20">10. Nagrody: <text:s/></text:span><text:span text:style-name="T26">dyplomy dla trzech najlepszych zawodników. Nagrody rzeczowe w zależności od pozyskanych sponsorów. </text:span></text:p>
          <text:p text:style-name="P25"><text:span text:style-name="T20">11. </text:span><text:span text:style-name="T19">Pozostałe przepisy:</text:span><text:span text:style-name="T4"> </text:span><text:span text:style-name="T6">Szachiści</text:span><text:span text:style-name="T40"> wyrażają zgodę na udostępnienie dokumentacji fotograficznej do celów promocyjnych.</text:span></text:p>
          <text:p text:style-name="P32"><text:span text:style-name="T29">Uczestnicy rozgrywek ubezpieczają się we własnym zakresie. Organizator nie zapewnia noclegu, ani wyżywienia.</text:span><text:span text:style-name="T24"> </text:span></text:p>
          <text:p text:style-name="P35">12. Współpraca.</text:p>
          <text:p text:style-name="P37"><text:span text:style-name="T25"><text:s text:c="7"/>- MK Janusz Domagała spółka jawna </text:span><text:a xlink:type="simple" xlink:href="http://www.kominynamiare.pl/" text:style-name="Internet_20_link" text:visited-style-name="Visited_20_Internet_20_Link"><text:span text:style-name="Internet_20_link"><text:span text:style-name="T45">www.kominynamiare.pl</text:span></text:span></text:a><text:span text:style-name="T25"> </text:span></text:p>
          <text:p text:style-name="P36">- Biuro Rachunkowe Mirosława Siczek.</text:p>
          <text:p text:style-name="P37"><text:span text:style-name="T41"><text:s text:c="14"/>- Conwex Serwis </text:span><text:a xlink:type="simple" xlink:href="http://www.conwex.pl/" text:style-name="Internet_20_link" text:visited-style-name="Visited_20_Internet_20_Link"><text:span text:style-name="Internet_20_link"><text:span text:style-name="T41">www.conwex.pl</text:span></text:span></text:a></text:p>
          <text:p text:style-name="P37"><text:span text:style-name="T41"><text:s text:c="13"/>- Virgo Poligrafia </text:span><text:a xlink:type="simple" xlink:href="http://www.virgo.net.pl/" text:style-name="Internet_20_link" text:visited-style-name="Visited_20_Internet_20_Link"><text:span text:style-name="Internet_20_link"><text:span text:style-name="T41">www.virgo.net.pl</text:span></text:span></text:a></text:p>
          <text:p text:style-name="P37"><text:span text:style-name="T44">13. Patronat medialny</text:span><text:span text:style-name="T41">: <text:s/></text:span><text:span text:style-name="Internet_20_link"><text:span text:style-name="T35"><text:s/>Tygodnik <text:s/>"Gość Niedzielny"</text:span></text:span><text:span text:style-name="Internet_20_link"><text:span text:style-name="T36"> </text:span></text:span><text:a xlink:type="simple" xlink:href="https://radom.gosc.pl/" text:style-name="Internet_20_link" text:visited-style-name="Visited_20_Internet_20_Link"><text:span text:style-name="Internet_20_link">https://radom.gosc.pl</text:span></text:a><text:span text:style-name="Internet_20_link"><text:span text:style-name="T52"> </text:span></text:span><text:span text:style-name="T41">Dwutygodnik „Twój Radom” </text:span><text:span text:style-name="T39"><text:s/></text:span><text:a xlink:type="simple" xlink:href="https://twojradom.pl/" text:style-name="Internet_20_link" text:visited-style-name="Visited_20_Internet_20_Link"><text:span text:style-name="Internet_20_link"><text:span text:style-name="T41">https://twojradom.pl/</text:span></text:span></text:a><text:span text:style-name="T41"> <text:s/>miesięcznik <text:s/>„Głos z Serca Polski”.</text:span></text:p>
          <text:p text:style-name="P37"><text:span text:style-name="T41"><text:s text:c="39"/></text:span><text:s text:c="34"/></text:p>
          <text:p text:style-name="P17">Radom, 22.04.2022 r. <text:s text:c="77"/>Dyrektor Mistrzostw <text:s text:c="129"/></text:p>
          <text:p text:style-name="P28"><text:s text:c="111"/>/-/ Marek Niedźwieck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ZGŁOSZENIE </text:p>
      <text:p text:style-name="P5">do udziału </text:p>
      <text:p text:style-name="P5"/>
      <text:p text:style-name="P4"><text:span text:style-name="T1">w <text:s/>OTWARTYCH <text:s/></text:span><text:span text:style-name="T3">MISTRZOSTWACH</text:span><text:span text:style-name="T19"> <text:s text:c="3"/>RADOMIA <text:s text:c="4"/>SZKÓŁ <text:s/>PONAD PODSTAWOWYCH <text:s text:c="4"/>W <text:s text:c="3"/>SZACHACH <text:s text:c="3"/>w <text:s text:c="2"/>2022 r.</text:span></text:p>
      <text:p text:style-name="P3"><text:span text:style-name="T49">IM. <text:s/>TADEUSZA <text:s text:c="2"/>ZIELIŃSKIEGO <text:s text:c="2"/>ps. <text:s/>„IGŁA”</text:span></text:p>
      <text:p text:style-name="P9"/>
      <text:p text:style-name="P9"/>
      <text:p text:style-name="P9"><text:tab/><text:tab/><text:tab/><text:tab/><text:tab/><text:tab/><text:tab/><text:tab/> <text:s text:c="11"/>Radom, dn. ................................</text:p>
      <text:p text:style-name="P9">.............................................................</text:p>
      <text:p text:style-name="P9"><text:s text:c="33"/>(pieczęć szkoły)</text:p>
      <text:p text:style-name="P9"/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Lp.</text:p>
          </table:table-cell>
          <table:table-cell table:style-name="Tabela1.A1" office:value-type="string">
            <text:p text:style-name="P6">Nazwisko i imię <text:s/></text:p>
            <text:p text:style-name="P5">reprezentanta</text:p>
          </table:table-cell>
          <table:table-cell table:style-name="Tabela1.A1" office:value-type="string">
            <text:p text:style-name="P6">Data urodzenia </text:p>
            <text:p text:style-name="P5">reprezentanta</text:p>
          </table:table-cell>
          <table:table-cell table:style-name="Tabela1.D1" office:value-type="string">
            <text:p text:style-name="P6">Posiadana kategoria szachowa</text:p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1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2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3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4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5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6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7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8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9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>10.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</table:table>
      <text:p text:style-name="Standard"/>
      <text:p text:style-name="P9"/>
      <text:p text:style-name="P9">Osoba zgłaszająca i odpowiedzialna za szachistów podczas mistrzostw: <text:s/></text:p>
      <text:p text:style-name="P9"/>
      <text:p text:style-name="P9">...............................................................................................................................</text:p>
      <text:p text:style-name="P9"><text:s text:c="59"/>Imię i nazwisko <text:s/>- nr telefonu kontaktowego</text:p>
      <text:p text:style-name="P9"/>
      <text:p text:style-name="P9"/>
      <text:p text:style-name="P9"/>
      <text:p text:style-name="P11">..............................................................</text:p>
      <text:p text:style-name="P12"><text:s text:c="8"/></text:p>
      <text:p text:style-name="P33"><text:s text:c="93"/>/podpis i pieczęć dyrektora szkoły/ </text:p>
      <text:p text:style-name="P12"/>
      <text:p text:style-name="P34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1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next-style-name="Standard" style:default-outline-level="1" style:class="text">
      <style:paragraph-properties fo:margin-left="0.471cm" fo:margin-right="1.069cm" fo:margin-top="0cm" fo:margin-bottom="0.021cm" fo:line-height="109%" fo:text-align="center" style:justify-single-word="false" fo:keep-together="always" fo:orphans="2" fo:widows="2" fo:text-indent="-0.018cm" style:auto-text-indent="false" fo:keep-with-next="always"/>
      <style:text-properties fo:color="#000000" style:font-name="Times New Roman" fo:font-size="10pt" fo:language="pl" fo:country="PL" style:font-name-asian="Times New Roman" style:font-size-asian="10pt" style:font-name-complex="Times New Roman" style:font-size-complex="11pt" style:language-complex="ar" style:country-complex="SA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1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ormalny_20__28_Web_29_" style:display-name="Normalny (Web)" style:family="paragraph" style:parent-style-name="Standard">
      <style:paragraph-properties fo:margin-top="0.494cm" fo:margin-bottom="0.494cm" fo:orphans="2" fo:widows="2" fo:hyphenation-ladder-count="no-limit"/>
      <style:text-properties style:letter-kerning="true" style:font-name-asian="Times New Roman" fo:hyphenate="true" fo:hyphenation-remain-char-count="2" fo:hyphenation-push-char-count="2"/>
    </style:style>
    <style:style style:name="western" style:family="paragraph" style:parent-style-name="Standard">
      <style:text-properties style:font-name-asian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Normal_20__28_Web_29_" style:display-name="Normal (Web)" style:family="paragraph" style:parent-style-name="Standard">
      <style:paragraph-properties fo:margin-top="0.494cm" fo:margin-bottom="0.494cm" fo:orphans="2" fo:widows="2" fo:hyphenation-ladder-count="no-limit"/>
      <style:text-properties style:font-name-asian="Times New Roman" fo:hyphenate="true" fo:hyphenation-remain-char-count="2" fo:hyphenation-push-char-count="2"/>
    </style:style>
    <style:style style:name="WW8Num1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WW8Num4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weight="bold" style:font-weight-asian="bold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WW8Num8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Domyślna_20_czcionka_20_akapitu" style:display-name="Domyślna czcionka akapitu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Domyślna_20_czcionka_20_akapitu5" style:display-name="Domyślna czcionka akapitu5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4" style:display-name="Domyślna czcionka akapitu4" style:family="text"/>
    <style:style style:name="Domyślna_20_czcionka_20_akapitu3" style:display-name="Domyślna czcionka akapitu3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Nagłówek_20_1_20_Znak" style:display-name="Nagłówek 1 Znak" style:family="text">
      <style:text-properties fo:color="#000000" style:font-size-complex="11pt"/>
    </style:style>
    <style:style style:name="Nagłówek_20_Znak" style:display-name="Nagłówek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opka_20_Znak" style:display-name="Stopka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51cm" fo:margin-left="1.125cm"/>
        </style:list-level-properties>
      </text:list-level-style-number>
      <text:list-level-style-number text:level="2" text:style-name="WW8Num7z0" style:num-format="a" style:num-letter-sync="true">
        <style:list-level-properties text:list-level-position-and-space-mode="label-alignment">
          <style:list-level-label-alignment text:label-followed-by="listtab" fo:margin-left="2.868cm"/>
        </style:list-level-properties>
      </text:list-level-style-number>
      <text:list-level-style-number text:level="3" text:style-name="WW8Num7z0" style:num-format="i">
        <style:list-level-properties text:list-level-position-and-space-mode="label-alignment">
          <style:list-level-label-alignment text:label-followed-by="listtab" fo:margin-left="4.138cm"/>
        </style:list-level-properties>
      </text:list-level-style-number>
      <text:list-level-style-number text:level="4" text:style-name="WW8Num7z0" style:num-format="1">
        <style:list-level-properties text:list-level-position-and-space-mode="label-alignment">
          <style:list-level-label-alignment text:label-followed-by="listtab" fo:margin-left="5.408cm"/>
        </style:list-level-properties>
      </text:list-level-style-number>
      <text:list-level-style-number text:level="5" text:style-name="WW8Num7z0" style:num-format="a" style:num-letter-sync="true">
        <style:list-level-properties text:list-level-position-and-space-mode="label-alignment">
          <style:list-level-label-alignment text:label-followed-by="listtab" fo:margin-left="6.678cm"/>
        </style:list-level-properties>
      </text:list-level-style-number>
      <text:list-level-style-number text:level="6" text:style-name="WW8Num7z0" style:num-format="i">
        <style:list-level-properties text:list-level-position-and-space-mode="label-alignment">
          <style:list-level-label-alignment text:label-followed-by="listtab" fo:margin-left="7.948cm"/>
        </style:list-level-properties>
      </text:list-level-style-number>
      <text:list-level-style-number text:level="7" text:style-name="WW8Num7z0" style:num-format="1">
        <style:list-level-properties text:list-level-position-and-space-mode="label-alignment">
          <style:list-level-label-alignment text:label-followed-by="listtab" fo:margin-left="9.218cm"/>
        </style:list-level-properties>
      </text:list-level-style-number>
      <text:list-level-style-number text:level="8" text:style-name="WW8Num7z0" style:num-format="a" style:num-letter-sync="true">
        <style:list-level-properties text:list-level-position-and-space-mode="label-alignment">
          <style:list-level-label-alignment text:label-followed-by="listtab" fo:margin-left="10.488cm"/>
        </style:list-level-properties>
      </text:list-level-style-number>
      <text:list-level-style-number text:level="9" text:style-name="WW8Num7z0" style:num-format="i">
        <style:list-level-properties text:list-level-position-and-space-mode="label-alignment">
          <style:list-level-label-alignment text:label-followed-by="listtab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margin-left="1.986cm"/>
        </style:list-level-properties>
      </text:list-level-style-number>
      <text:list-level-style-number text:level="2" text:style-name="WW8Num8z0" style:num-format="a" style:num-letter-sync="true">
        <style:list-level-properties text:list-level-position-and-space-mode="label-alignment">
          <style:list-level-label-alignment text:label-followed-by="listtab" fo:margin-left="3.533cm"/>
        </style:list-level-properties>
      </text:list-level-style-number>
      <text:list-level-style-number text:level="3" text:style-name="WW8Num8z0" style:num-format="i">
        <style:list-level-properties text:list-level-position-and-space-mode="label-alignment">
          <style:list-level-label-alignment text:label-followed-by="listtab" fo:margin-left="4.803cm"/>
        </style:list-level-properties>
      </text:list-level-style-number>
      <text:list-level-style-number text:level="4" text:style-name="WW8Num8z0" style:num-format="1">
        <style:list-level-properties text:list-level-position-and-space-mode="label-alignment">
          <style:list-level-label-alignment text:label-followed-by="listtab" fo:margin-left="6.073cm"/>
        </style:list-level-properties>
      </text:list-level-style-number>
      <text:list-level-style-number text:level="5" text:style-name="WW8Num8z0" style:num-format="a" style:num-letter-sync="true">
        <style:list-level-properties text:list-level-position-and-space-mode="label-alignment">
          <style:list-level-label-alignment text:label-followed-by="listtab" fo:margin-left="7.343cm"/>
        </style:list-level-properties>
      </text:list-level-style-number>
      <text:list-level-style-number text:level="6" text:style-name="WW8Num8z0" style:num-format="i">
        <style:list-level-properties text:list-level-position-and-space-mode="label-alignment">
          <style:list-level-label-alignment text:label-followed-by="listtab" fo:margin-left="8.613cm"/>
        </style:list-level-properties>
      </text:list-level-style-number>
      <text:list-level-style-number text:level="7" text:style-name="WW8Num8z0" style:num-format="1">
        <style:list-level-properties text:list-level-position-and-space-mode="label-alignment">
          <style:list-level-label-alignment text:label-followed-by="listtab" fo:margin-left="9.883cm"/>
        </style:list-level-properties>
      </text:list-level-style-number>
      <text:list-level-style-number text:level="8" text:style-name="WW8Num8z0" style:num-format="a" style:num-letter-sync="true">
        <style:list-level-properties text:list-level-position-and-space-mode="label-alignment">
          <style:list-level-label-alignment text:label-followed-by="listtab" fo:margin-left="11.153cm"/>
        </style:list-level-properties>
      </text:list-level-style-number>
      <text:list-level-style-number text:level="9" text:style-name="WW8Num8z0" style:num-format="i">
        <style:list-level-properties text:list-level-position-and-space-mode="label-alignment">
          <style:list-level-label-alignment text:label-followed-by="listtab" fo:margin-left="12.4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Niedźwiecki</meta:initial-creator>
    <meta:creation-date>2020-11-17T01:47:00</meta:creation-date>
    <dc:date>2022-04-22T20:39:31.53</dc:date>
    <meta:print-date>2017-05-11T08:35:00</meta:print-date>
    <meta:editing-cycles>14</meta:editing-cycles>
    <meta:editing-duration>PT1H56M5S</meta:editing-duration>
    <meta:generator>OpenOffice/4.1.9$Win32 OpenOffice.org_project/419m1$Build-9805</meta:generator>
    <meta:document-statistic meta:table-count="1" meta:image-count="0" meta:object-count="0" meta:page-count="3" meta:paragraph-count="66" meta:word-count="743" meta:character-count="6632"/>
  </office:meta>
</office:document-meta>
</file>